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5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teach you how a static class differs from a non-static one,</text:p>
        </text:list-item>
        <text:list-item>
          <text:p text:style-name="P1">To illustrate the usefulness of static classes,</text:p>
        </text:list-item>
        <text:list-item>
          <text:p text:style-name="P1">To teach you how a non-static class can manipulate static fields.</text:p>
        </text:list-item>
      </text:list>
      <text:h text:style-name="Heading_20_1" text:outline-level="1"><text:bookmark-start text:name="static-classes-warm-up"/>Static Classes – Warm-Up<text:bookmark-end text:name="static-classes-warm-up"/></text:h>
      <text:p text:style-name="First_20_paragraph">One use case for static classes is creating utility classes (or “helper classes”) that contain related and frequently-used methods Using a static class makes those methods easily callable anywhere in the program. Some examples of static classes in C# are the <text:span text:style-name="Source_Text"><text:span text:style-name="NormalTok">Math</text:span></text:span> and <text:span text:style-name="Source_Text"><text:span text:style-name="NormalTok">Console</text:span></text:span> classes.</text:p>
      <text:p text:style-name="Text_20_body">Pay attention to how these classes are used:</text:p>
      <text:list text:style-name="L2">
        <text:list-item>
          <text:p text:style-name="P2">A <text:span text:style-name="Source_Text"><text:span text:style-name="NormalTok">Console</text:span></text:span> object is never instantiated before use.</text:p>
        </text:list-item>
        <text:list-item>
          <text:p text:style-name="P2">The <text:span text:style-name="Source_Text"><text:span text:style-name="NormalTok">WriteLine</text:span></text:span> method is called referring to the <text:span text:style-name="T1">name of the class</text:span> (not an object identifier)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calling a static method"</text:span><text:span text:style-name="OperatorTok">);</text:span>
</text:p>
          <text:p text:style-name="Definition_20_Term_20_Tight">Question:</text:p>
          <text:p text:style-name="Definition_20_Definition_20_Tight">Using your IDE, check what happens if you do the following:</text:p>
          <text:p text:style-name="Preformatted_20_Text">
<text:span text:style-name="NormalTok">Console test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FunctionTok">Console</text:span><text:span text:style-name="OperatorTok">();</text:span>
</text:p>
        </text:list-item>
      </text:list>
      <text:p text:style-name="First_20_paragraph">Solution:</text:p>
      <text:p text:style-name="Text_20_body">Indeed, it is <text:span text:style-name="T1">not possible</text:span> to instantiate an object when a class is declared <text:span text:style-name="Source_Text"><text:span text:style-name="KeywordTok">static</text:span></text:span>. Furthermore, if a class is declared static, all its members (e.g., attributes, methods, constructors, etc.) must also be declared <text:span text:style-name="Source_Text"><text:span text:style-name="KeywordTok">static</text:span>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3">
        <text:list-item>
          <text:p text:style-name="P3">Declare a <text:span text:style-name="Source_Text"><text:span text:style-name="KeywordTok">static</text:span></text:span> class and name it <text:span text:style-name="Source_Text"><text:span text:style-name="NormalTok">Calculator</text:span></text:span>.</text:p>
        </text:list-item>
        <text:list-item>
          <text:p text:style-name="P3">Add 5 <text:span text:style-name="Source_Text"><text:span text:style-name="KeywordTok">public</text:span></text:span> methods to the <text:span text:style-name="Source_Text"><text:span text:style-name="NormalTok">Calculator</text:span></text:span> class. Each method takes 2 arguments <text:span text:style-name="Source_Text"><text:span text:style-name="NormalTok">x</text:span></text:span> and <text:span text:style-name="Source_Text"><text:span text:style-name="NormalTok">y</text:span></text:span> of type <text:span text:style-name="Source_Text"><text:span text:style-name="DataTypeTok">double</text:span></text:span>:</text:p>
          <text:list>
            <text:list-item>
              <text:p text:style-name="P3"><text:span text:style-name="Source_Text"><text:span text:style-name="NormalTok">Add</text:span></text:span> method that returns the result of <text:span text:style-name="Source_Text"><text:span text:style-name="NormalTok">x </text:span><text:span text:style-name="OperatorTok">+</text:span><text:span text:style-name="NormalTok"><text:s text:c="1"/>y</text:span></text:span>.</text:p>
            </text:list-item>
            <text:list-item>
              <text:p text:style-name="P3"><text:span text:style-name="Source_Text"><text:span text:style-name="NormalTok">Subtract</text:span></text:span> method that returns the result of <text:span text:style-name="Source_Text"><text:span text:style-name="NormalTok">x </text:span><text:span text:style-name="OperatorTok">-</text:span><text:span text:style-name="NormalTok"><text:s text:c="1"/>y</text:span></text:span>.</text:p>
            </text:list-item>
            <text:list-item>
              <text:p text:style-name="P3"><text:span text:style-name="Source_Text"><text:span text:style-name="NormalTok">Multiply</text:span></text:span> method that returns the result of <text:span text:style-name="Source_Text"><text:span text:style-name="NormalTok">x </text:span><text:span text:style-name="OperatorTok">*</text:span><text:span text:style-name="NormalTok"><text:s text:c="1"/>y</text:span></text:span>.</text:p>
            </text:list-item>
            <text:list-item>
              <text:p text:style-name="P3"><text:span text:style-name="Source_Text"><text:span text:style-name="NormalTok">Divide</text:span></text:span> method that returns the result of <text:span text:style-name="Source_Text"><text:span text:style-name="NormalTok">x </text:span><text:span text:style-name="OperatorTok">/</text:span><text:span text:style-name="NormalTok"><text:s text:c="1"/>y</text:span></text:span>.</text:p>
            </text:list-item>
            <text:list-item>
              <text:p text:style-name="P3"><text:span text:style-name="Source_Text"><text:span text:style-name="NormalTok">Modulo</text:span></text:span> method that returns the result of <text:span text:style-name="Source_Text"><text:span text:style-name="NormalTok">x </text:span><text:span text:style-name="OperatorTok">%</text:span><text:span text:style-name="NormalTok"><text:s text:c="1"/>y</text:span></text:span>.</text:p>
            </text:list-item>
          </text:list>
        </text:list-item>
      </text:list>
      <text:p text:style-name="First_20_paragraph">After implementing <text:span text:style-name="Source_Text"><text:span text:style-name="NormalTok">Calculator</text:span></text:span>,</text:p>
      <text:list text:style-name="L4">
        <text:list-item>
          <text:p text:style-name="P4">Open the file that contains the program’s <text:span text:style-name="Source_Text"><text:span text:style-name="NormalTok">Main</text:span></text:span> method</text:p>
        </text:list-item>
        <text:list-item>
          <text:p text:style-name="P4">Paste the following code inside the <text:span text:style-name="Source_Text"><text:span text:style-name="NormalTok">Main</text:span></text:span> method:</text:p>
          <text:p text:style-name="Preformatted_20_Text">
<text:span text:style-name="DataTypeTok">double</text:span><text:span text:style-name="NormalTok"><text:s text:c="1"/>x </text:span><text:span text:style-name="OperatorTok">=</text:span><text:span text:style-name="NormalTok"><text:s text:c="1"/></text:span><text:span text:style-name="DecValTok">10</text:span><text:span text:style-name="NormalTok">d</text:span><text:span text:style-name="OperatorTok">,</text:span><text:span text:style-name="NormalTok"><text:s text:c="1"/>y </text:span><text:span text:style-name="OperatorTok">=</text:span><text:span text:style-name="NormalTok"><text:s text:c="1"/></text:span><text:span text:style-name="DecValTok">2</text:span><text:span text:style-name="NormalTok">d</text:span><text:span text:style-name="OperatorTok">;</text:span>
</text:p>
          <text:p text:style-name="Preformatted_20_Text"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x} + {y} = {Calculator.Add(x, y)}"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x} - {y} = {Calculator.Subtract(x, y)}"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x} * {y} = {Calculator.Multiply(x, y)}"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x} / {y} = {Calculator.Divide(x, y)}"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x} % {y} = {Calculator.Modulo(x, y)}"</text:span><text:span text:style-name="OperatorTok">);</text:span>
</text:p>
          <text:p text:style-name="P4">Again, notice how</text:p>
          <text:list text:style-name="L5">
            <text:list-item>
              <text:p text:style-name="P5">no instance of <text:span text:style-name="Source_Text"><text:span text:style-name="NormalTok">Calculator</text:span></text:span> is created before use, and</text:p>
            </text:list-item>
            <text:list-item>
              <text:p text:style-name="P5">each <text:span text:style-name="Source_Text"><text:span text:style-name="NormalTok">Calculator</text:span></text:span> method is called referring to the <text:span text:style-name="T1">name of the class</text:span>.</text:p>
            </text:list-item>
          </text:list>
        </text:list-item>
        <text:list-item>
          <text:p text:style-name="P4">Execute the program</text:p>
          <text:list text:style-name="L6">
            <text:list-item>
              <text:p text:style-name="P6">If your implementation of the <text:span text:style-name="Source_Text"><text:span text:style-name="NormalTok">Calculator</text:span></text:span> class matches the instructions, you will see meaningful output after executing the program.</text:p>
            </text:list-item>
            <text:list-item>
              <text:p text:style-name="P6">Otherwise,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Download, extract, and study this <text:a xlink:type="simple" xlink:href="../labs/Static/Student.zip" office:name=""><text:span text:style-name="Definition">project</text:span></text:a> implementation, but <text:span text:style-name="T1">do not</text:span> execute it. After reading through the implementation, answer the questions below.</text:p>
      <text:list text:style-name="L7">
        <text:list-item>
          <text:p text:style-name="P7">How many non-static attributes does the <text:span text:style-name="Source_Text"><text:span text:style-name="NormalTok">Student</text:span></text:span> class have?</text:p>
        </text:list-item>
        <text:list-item>
          <text:p text:style-name="P7">How many static attributes does the <text:span text:style-name="Source_Text"><text:span text:style-name="NormalTok">Student</text:span></text:span> class have?</text:p>
        </text:list-item>
        <text:list-item>
          <text:p text:style-name="P7">How many non-static methods does the <text:span text:style-name="Source_Text"><text:span text:style-name="NormalTok">Student</text:span></text:span> class have?</text:p>
        </text:list-item>
        <text:list-item>
          <text:p text:style-name="P7">How many static methods does the <text:span text:style-name="Source_Text"><text:span text:style-name="NormalTok">Student</text:span></text:span> class have?</text:p>
        </text:list-item>
        <text:list-item>
          <text:p text:style-name="P7">What is the output of each of the following lines in “Program.cs”:</text:p>
          <text:list>
            <text:list-item>
              <text:p text:style-name="P7"><text:span text:style-name="Source_Text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span></text:p>
            </text:list-item>
            <text:list-item>
              <text:p text:style-name="P7"><text:span text:style-name="Source_Text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span></text:p>
            </text:list-item>
            <text:list-item>
              <text:p text:style-name="P7"><text:span text:style-name="Source_Text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span></text:p>
            </text:list-item>
            <text:list-item>
              <text:p text:style-name="P7"><text:span text:style-name="Source_Text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span></text:p>
            </text:list-item>
          </text:list>
        </text:list-item>
        <text:list-item>
          <text:p text:style-name="P7">If the <text:span text:style-name="Source_Text"><text:span text:style-name="NormalTok">studentCount</text:span></text:span> attribute was <text:span text:style-name="T1">not</text:span> <text:span text:style-name="Source_Text"><text:span text:style-name="KeywordTok">static</text:span></text:span>, what would be the output of:</text:p>
          <text:list>
            <text:list-item>
              <text:p text:style-name="P7"><text:span text:style-name="Source_Text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span></text:p>
            </text:list-item>
            <text:list-item>
              <text:p text:style-name="P7"><text:span text:style-name="Source_Text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span></text:p>
            </text:list-item>
          </text:list>
        </text:list-item>
        <text:list-item>
          <text:p text:style-name="P7">When a class contains both static and non-static members, is it possible to refer to non-static members inside a static method? For example, if we try to refer to the <text:span text:style-name="Source_Text"><text:span text:style-name="NormalTok">name</text:span></text:span> attribute inside <text:span text:style-name="Source_Text"><text:span text:style-name="NormalTok">DisplayStudentCount</text:span>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reformatted_20_Text">
<text:span text:style-name="CommentTok">// Console.WriteLine(name);</text:span>
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5:45Z</meta:creation-date>
    <dc:date>2024-03-27T23:15:45Z</dc:date>
    <meta:user-defined meta:name="date" meta:value-type="string">March  27, 2024 (07:15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